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616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6.456cm"/>
    </style:style>
    <style:style style:name="co7" style:family="table-column">
      <style:table-column-properties fo:break-before="auto" style:column-width="0.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oi-semi-decadal-land-use-time-seri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oi</text:p>
          </table:table-cell>
          <table:table-cell office:value-type="string" calcext:value-type="string">
            <text:p>utmzon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xdist_km</text:p>
          </table:table-cell>
          <table:table-cell office:value-type="string" calcext:value-type="string">
            <text:p>ydist_km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errace</text:p>
          </table:table-cell>
          <table:table-cell office:value-type="float" office:value="9" calcext:value-type="float">
            <text:p>9</text:p>
          </table:table-cell>
          <table:table-cell office:value-type="float" office:value="-128.6032" calcext:value-type="float">
            <text:p>-128.6032000</text:p>
          </table:table-cell>
          <table:table-cell office:value-type="float" office:value="54.5182" calcext:value-type="float">
            <text:p>54.51820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Terrace, BC - an alpine area in the mountains, with forest cover as well. An alternative to Dawson City as suggested by Mark but is not covered by the dataset.</text:p>
          </table:table-cell>
          <table:table-cell/>
        </table:table-row>
        <table:table-row table:style-name="ro1">
          <table:table-cell office:value-type="string" calcext:value-type="string">
            <text:p>ghostlake</text:p>
          </table:table-cell>
          <table:table-cell office:value-type="float" office:value="11" calcext:value-type="float">
            <text:p>11</text:p>
          </table:table-cell>
          <table:table-cell office:value-type="float" office:value="-114.7643" calcext:value-type="float">
            <text:p>-114.7643000</text:p>
          </table:table-cell>
          <table:table-cell office:value-type="float" office:value="51.2081" calcext:value-type="float">
            <text:p>51.20810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Ghost Lake, AB - approximately the midpoint between Canmore and Calgary. Prairie region that includes agriculture, transitions into the mountains.</text:p>
          </table:table-cell>
          <table:table-cell/>
        </table:table-row>
        <table:table-row table:style-name="ro1">
          <table:table-cell office:value-type="string" calcext:value-type="string">
            <text:p>saskatoon</text:p>
          </table:table-cell>
          <table:table-cell office:value-type="float" office:value="13" calcext:value-type="float">
            <text:p>13</text:p>
          </table:table-cell>
          <table:table-cell office:value-type="float" office:value="-106.6702" calcext:value-type="float">
            <text:p>-106.6702000</text:p>
          </table:table-cell>
          <table:table-cell office:value-type="float" office:value="52.1579" calcext:value-type="float">
            <text:p>52.15790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Saskatoon, SK - located in the Prairie Pothole Region -- surrounding area has pockets of temporary, seasonal, and even permanent wetlands.https://www.saskatoon.ca/business-development/development-regulation/developers-homebuilders/wetland-policy</text:p>
          </table:table-cell>
          <table:table-cell/>
        </table:table-row>
        <table:table-row table:style-name="ro1">
          <table:table-cell office:value-type="string" calcext:value-type="string">
            <text:p>churchill</text:p>
          </table:table-cell>
          <table:table-cell office:value-type="float" office:value="15" calcext:value-type="float">
            <text:p>15</text:p>
          </table:table-cell>
          <table:table-cell office:value-type="float" office:value="-94.1696" calcext:value-type="float">
            <text:p>-94.1696000</text:p>
          </table:table-cell>
          <table:table-cell office:value-type="float" office:value="58.7679" calcext:value-type="float">
            <text:p>58.76790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Churchill, MB - on the coast of Hudson Bay. Located approximately <text:s/>in the middle of the country.</text:p>
          </table:table-cell>
          <table:table-cell/>
        </table:table-row>
        <table:table-row table:style-name="ro1">
          <table:table-cell office:value-type="string" calcext:value-type="string">
            <text:p>ottawa</text:p>
          </table:table-cell>
          <table:table-cell office:value-type="float" office:value="18" calcext:value-type="float">
            <text:p>18</text:p>
          </table:table-cell>
          <table:table-cell office:value-type="float" office:value="-75.7343075" calcext:value-type="float">
            <text:p>-75.7343075</text:p>
          </table:table-cell>
          <table:table-cell office:value-type="float" office:value="45.4058766" calcext:value-type="float">
            <text:p>45.4058766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Ottawa (Tunney’s Pasture :D). <text:s/>Familiar area to most of us, combination of built-up, agriculture, natural &amp; semi-natural, rivers.</text:p>
          </table:table-cell>
          <table:table-cell/>
        </table:table-row>
        <table:table-row table:style-name="ro1">
          <table:table-cell office:value-type="string" calcext:value-type="string">
            <text:p>torngat</text:p>
          </table:table-cell>
          <table:table-cell office:value-type="float" office:value="20" calcext:value-type="float">
            <text:p>20</text:p>
          </table:table-cell>
          <table:table-cell office:value-type="float" office:value="-64.173416" calcext:value-type="float">
            <text:p>-64.1734160</text:p>
          </table:table-cell>
          <table:table-cell office:value-type="float" office:value="59.126872" calcext:value-type="float">
            <text:p>59.126872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Torngat Mountains National Park; NE corner of coverage, tundra and coastal features</text:p>
          </table:table-cell>
          <table:table-cell/>
        </table:table-row>
        <table:table-row table:style-name="ro1">
          <table:table-cell office:value-type="string" calcext:value-type="string">
            <text:p>boreal</text:p>
          </table:table-cell>
          <table:table-cell office:value-type="float" office:value="20" calcext:value-type="float">
            <text:p>20</text:p>
          </table:table-cell>
          <table:table-cell office:value-type="float" office:value="-64.8918558" calcext:value-type="float">
            <text:p>-64.8918558</text:p>
          </table:table-cell>
          <table:table-cell office:value-type="float" office:value="55.0459621" calcext:value-type="float">
            <text:p>55.045962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Boreal – tundra transitional area (very little built-up, if any: 130 km NE of Schefferville) , with some oddly linear boundaries between some classes.</text:p>
          </table:table-cell>
          <table:table-cell/>
        </table:table-row>
        <table:table-row table:style-name="ro1">
          <table:table-cell office:value-type="string" calcext:value-type="string">
            <text:p>halifax</text:p>
          </table:table-cell>
          <table:table-cell office:value-type="float" office:value="20" calcext:value-type="float">
            <text:p>20</text:p>
          </table:table-cell>
          <table:table-cell office:value-type="float" office:value="-63.6360012" calcext:value-type="float">
            <text:p>-63.6360012</text:p>
          </table:table-cell>
          <table:table-cell office:value-type="float" office:value="44.6918826" calcext:value-type="float">
            <text:p>44.6918826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Halifax. East-coast, southern area of extent. <text:s/>Part of prototype Register extent.</text:p>
          </table:table-cell>
          <table:table-cell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aoi-semi-decadal-land-use-time-series'.A1:'aoi-semi-decadal-land-use-time-series'.H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4-11T19:55:47.639015812</dc:date>
    <meta:editing-duration>PT18M38S</meta:editing-duration>
    <meta:editing-cycles>11</meta:editing-cycles>
    <meta:generator>LibreOffice/7.2.2.2$MacOSX_X86_64 LibreOffice_project/02b2acce88a210515b4a5bb2e46cbfb63fe97d56</meta:generator>
    <meta:document-statistic meta:table-count="1" meta:cell-count="63" meta:object-count="0"/>
  </office:meta>
</office:document-meta>
</file>